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pl" fo:country="PL" officeooo:rsid="0001045b" officeooo:paragraph-rsid="0001045b" style:font-size-asian="15.75pt" style:font-size-complex="18pt"/>
    </style:style>
    <style:style style:name="P2" style:family="paragraph" style:parent-style-name="Standard">
      <style:text-properties fo:font-size="13pt" fo:language="pl" fo:country="PL" officeooo:rsid="00040ffa" officeooo:paragraph-rsid="00040ffa" style:font-size-asian="11.3500003814697pt" style:font-size-complex="13pt"/>
    </style:style>
    <style:style style:name="P3" style:family="paragraph" style:parent-style-name="Standard">
      <style:text-properties fo:font-size="13pt" fo:language="pl" fo:country="PL" officeooo:rsid="00040ffa" officeooo:paragraph-rsid="00065445" style:font-size-asian="11.3500003814697pt" style:font-size-complex="13pt"/>
    </style:style>
    <style:style style:name="P4" style:family="paragraph" style:parent-style-name="Standard">
      <style:text-properties fo:font-size="13pt" fo:language="pl" fo:country="PL" officeooo:rsid="00076afa" officeooo:paragraph-rsid="00076afa" style:font-size-asian="11.3500003814697pt" style:font-size-complex="13pt"/>
    </style:style>
    <style:style style:name="P5" style:family="paragraph" style:parent-style-name="Standard">
      <style:text-properties fo:font-size="13pt" fo:language="pl" fo:country="PL" officeooo:rsid="0007c495" officeooo:paragraph-rsid="0007c495" style:font-size-asian="11.3500003814697pt" style:font-size-complex="13pt"/>
    </style:style>
    <style:style style:name="P6" style:family="paragraph" style:parent-style-name="Standard">
      <style:text-properties fo:font-size="13pt" fo:language="pl" fo:country="PL" officeooo:rsid="00094d4c" officeooo:paragraph-rsid="00094d4c" style:font-size-asian="11.3500003814697pt" style:font-size-complex="13pt"/>
    </style:style>
    <style:style style:name="P7" style:family="paragraph" style:parent-style-name="Standard">
      <style:text-properties fo:font-size="13pt" fo:language="pl" fo:country="PL" officeooo:rsid="000a627e" officeooo:paragraph-rsid="000a627e" style:font-size-asian="11.3500003814697pt" style:font-size-complex="13pt"/>
    </style:style>
    <style:style style:name="P8" style:family="paragraph" style:parent-style-name="Standard">
      <style:text-properties fo:font-size="13pt" fo:language="pl" fo:country="PL" officeooo:rsid="000b88c6" officeooo:paragraph-rsid="000b88c6" style:font-size-asian="11.3500003814697pt" style:font-size-complex="13pt"/>
    </style:style>
    <style:style style:name="P9" style:family="paragraph" style:parent-style-name="Standard">
      <style:text-properties fo:font-size="13pt" fo:language="pl" fo:country="PL" officeooo:rsid="000d5cc6" officeooo:paragraph-rsid="000d5cc6" style:font-size-asian="11.3500003814697pt" style:font-size-complex="13pt"/>
    </style:style>
    <style:style style:name="P10" style:family="paragraph" style:parent-style-name="Standard">
      <style:text-properties fo:font-size="13pt" fo:language="pl" fo:country="PL" officeooo:rsid="000d5cc6" officeooo:paragraph-rsid="0011b6fc" style:font-size-asian="11.3500003814697pt" style:font-size-complex="13pt"/>
    </style:style>
    <style:style style:name="P11" style:family="paragraph" style:parent-style-name="Standard">
      <style:text-properties fo:font-size="13pt" fo:language="pl" fo:country="PL" officeooo:rsid="000d5cc6" officeooo:paragraph-rsid="00156a2f" style:font-size-asian="11.3500003814697pt" style:font-size-complex="13pt"/>
    </style:style>
    <style:style style:name="P12" style:family="paragraph" style:parent-style-name="Standard">
      <style:text-properties fo:font-size="13pt" fo:language="pl" fo:country="PL" officeooo:rsid="000d5cc6" officeooo:paragraph-rsid="00158890" style:font-size-asian="11.3500003814697pt" style:font-size-complex="13pt"/>
    </style:style>
    <style:style style:name="P13" style:family="paragraph" style:parent-style-name="Standard">
      <style:text-properties fo:font-size="13pt" fo:language="pl" fo:country="PL" officeooo:rsid="000d5cc6" officeooo:paragraph-rsid="002fcf28" style:font-size-asian="11.3500003814697pt" style:font-size-complex="13pt"/>
    </style:style>
    <style:style style:name="P14" style:family="paragraph" style:parent-style-name="Standard">
      <style:text-properties fo:font-size="13pt" fo:language="pl" fo:country="PL" officeooo:rsid="000d5cc6" officeooo:paragraph-rsid="0030bba4" style:font-size-asian="11.3500003814697pt" style:font-size-complex="13pt"/>
    </style:style>
    <style:style style:name="P15" style:family="paragraph" style:parent-style-name="Standard">
      <style:text-properties fo:font-size="13pt" fo:language="pl" fo:country="PL" officeooo:rsid="0013dbd2" officeooo:paragraph-rsid="0013dbd2" style:font-size-asian="11.3500003814697pt" style:font-size-complex="13pt"/>
    </style:style>
    <style:style style:name="P16" style:family="paragraph" style:parent-style-name="Standard">
      <style:text-properties fo:font-size="13pt" fo:language="pl" fo:country="PL" officeooo:rsid="00158890" officeooo:paragraph-rsid="00158890" style:font-size-asian="11.3500003814697pt" style:font-size-complex="13pt"/>
    </style:style>
    <style:style style:name="P17" style:family="paragraph" style:parent-style-name="Standard">
      <style:text-properties fo:font-size="13pt" fo:language="pl" fo:country="PL" officeooo:rsid="00158890" officeooo:paragraph-rsid="00174372" style:font-size-asian="11.3500003814697pt" style:font-size-complex="13pt"/>
    </style:style>
    <style:style style:name="P18" style:family="paragraph" style:parent-style-name="Standard">
      <style:text-properties fo:font-size="13pt" fo:language="pl" fo:country="PL" officeooo:rsid="00158890" officeooo:paragraph-rsid="0018982a" style:font-size-asian="11.3500003814697pt" style:font-size-complex="13pt"/>
    </style:style>
    <style:style style:name="P19" style:family="paragraph" style:parent-style-name="Standard">
      <style:text-properties fo:font-size="13pt" fo:language="pl" fo:country="PL" officeooo:rsid="00158890" officeooo:paragraph-rsid="002fcf28" style:font-size-asian="11.3500003814697pt" style:font-size-complex="13pt"/>
    </style:style>
    <style:style style:name="P20" style:family="paragraph" style:parent-style-name="Standard">
      <style:text-properties fo:font-size="13pt" fo:language="pl" fo:country="PL" officeooo:rsid="00158890" officeooo:paragraph-rsid="0030bba4" style:font-size-asian="11.3500003814697pt" style:font-size-complex="13pt"/>
    </style:style>
    <style:style style:name="P21" style:family="paragraph" style:parent-style-name="Standard">
      <style:text-properties fo:font-size="13pt" fo:language="pl" fo:country="PL" officeooo:rsid="001b17e0" officeooo:paragraph-rsid="001b17e0" style:font-size-asian="11.3500003814697pt" style:font-size-complex="13pt"/>
    </style:style>
    <style:style style:name="P22" style:family="paragraph" style:parent-style-name="Standard">
      <style:text-properties fo:font-size="13pt" fo:language="pl" fo:country="PL" officeooo:rsid="001b17e0" officeooo:paragraph-rsid="00222525" style:font-size-asian="11.3500003814697pt" style:font-size-complex="13pt"/>
    </style:style>
    <style:style style:name="P23" style:family="paragraph" style:parent-style-name="Standard">
      <style:text-properties fo:font-size="13pt" fo:language="pl" fo:country="PL" officeooo:rsid="001b62f3" officeooo:paragraph-rsid="001b62f3" style:font-size-asian="11.3500003814697pt" style:font-size-complex="13pt"/>
    </style:style>
    <style:style style:name="P24" style:family="paragraph" style:parent-style-name="Standard">
      <style:text-properties fo:font-size="13pt" fo:language="pl" fo:country="PL" officeooo:rsid="001c7856" officeooo:paragraph-rsid="001c7856" style:font-size-asian="11.3500003814697pt" style:font-size-complex="13pt"/>
    </style:style>
    <style:style style:name="P25" style:family="paragraph" style:parent-style-name="Standard">
      <style:text-properties fo:font-size="13pt" fo:language="pl" fo:country="PL" officeooo:rsid="001d3175" officeooo:paragraph-rsid="001d3175" style:font-size-asian="11.3500003814697pt" style:font-size-complex="13pt"/>
    </style:style>
    <style:style style:name="P26" style:family="paragraph" style:parent-style-name="Standard">
      <style:text-properties fo:font-size="13pt" fo:language="pl" fo:country="PL" officeooo:rsid="001d9e76" officeooo:paragraph-rsid="001d9e76" style:font-size-asian="11.3500003814697pt" style:font-size-complex="13pt"/>
    </style:style>
    <style:style style:name="P27" style:family="paragraph" style:parent-style-name="Standard">
      <style:text-properties fo:font-size="13pt" fo:language="pl" fo:country="PL" officeooo:rsid="002263df" officeooo:paragraph-rsid="002263df" style:font-size-asian="11.3500003814697pt" style:font-size-complex="13pt"/>
    </style:style>
    <style:style style:name="P28" style:family="paragraph" style:parent-style-name="Standard">
      <style:text-properties fo:font-size="13pt" fo:language="pl" fo:country="PL" officeooo:rsid="00237e37" officeooo:paragraph-rsid="00237e37" style:font-size-asian="11.3500003814697pt" style:font-size-complex="13pt"/>
    </style:style>
    <style:style style:name="P29" style:family="paragraph" style:parent-style-name="Standard">
      <style:text-properties fo:font-size="13pt" fo:language="pl" fo:country="PL" officeooo:rsid="0023fb1f" officeooo:paragraph-rsid="0023fb1f" style:font-size-asian="11.3500003814697pt" style:font-size-complex="13pt"/>
    </style:style>
    <style:style style:name="P30" style:family="paragraph" style:parent-style-name="Standard">
      <style:text-properties fo:font-size="13pt" fo:language="pl" fo:country="PL" officeooo:rsid="00254bdc" officeooo:paragraph-rsid="00254bdc" style:font-size-asian="11.3500003814697pt" style:font-size-complex="13pt"/>
    </style:style>
    <style:style style:name="P31" style:family="paragraph" style:parent-style-name="Standard">
      <style:text-properties fo:font-size="13pt" fo:language="pl" fo:country="PL" officeooo:rsid="00261164" officeooo:paragraph-rsid="00261164" style:font-size-asian="11.3500003814697pt" style:font-size-complex="13pt"/>
    </style:style>
    <style:style style:name="P32" style:family="paragraph" style:parent-style-name="Standard">
      <style:text-properties fo:font-size="13pt" fo:language="pl" fo:country="PL" officeooo:rsid="00272b22" officeooo:paragraph-rsid="00272b22" style:font-size-asian="11.3500003814697pt" style:font-size-complex="13pt"/>
    </style:style>
    <style:style style:name="P33" style:family="paragraph" style:parent-style-name="Standard">
      <style:text-properties fo:font-size="13pt" fo:language="pl" fo:country="PL" officeooo:rsid="0028fdbc" officeooo:paragraph-rsid="0028fdbc" style:font-size-asian="11.3500003814697pt" style:font-size-complex="13pt"/>
    </style:style>
    <style:style style:name="P34" style:family="paragraph" style:parent-style-name="Standard">
      <style:text-properties fo:font-size="13pt" fo:language="pl" fo:country="PL" officeooo:rsid="002a6fa1" officeooo:paragraph-rsid="002a6fa1" style:font-size-asian="11.3500003814697pt" style:font-size-complex="13pt"/>
    </style:style>
    <style:style style:name="P35" style:family="paragraph" style:parent-style-name="Standard">
      <style:text-properties fo:font-size="13pt" fo:language="pl" fo:country="PL" officeooo:rsid="002c409c" officeooo:paragraph-rsid="002c409c" style:font-size-asian="11.3500003814697pt" style:font-size-complex="13pt"/>
    </style:style>
    <style:style style:name="P36" style:family="paragraph" style:parent-style-name="Standard">
      <style:text-properties fo:font-size="13pt" fo:language="pl" fo:country="PL" officeooo:rsid="002cece2" officeooo:paragraph-rsid="002cece2" style:font-size-asian="11.3500003814697pt" style:font-size-complex="13pt"/>
    </style:style>
    <style:style style:name="P37" style:family="paragraph" style:parent-style-name="Standard">
      <style:text-properties fo:font-size="13pt" fo:language="pl" fo:country="PL" officeooo:rsid="0034c512" officeooo:paragraph-rsid="0034c512" style:font-size-asian="11.3500003814697pt" style:font-size-complex="13pt"/>
    </style:style>
    <style:style style:name="P38" style:family="paragraph" style:parent-style-name="Text_20_body">
      <style:text-properties fo:font-size="13pt" fo:language="pl" fo:country="PL" officeooo:rsid="0001045b" officeooo:paragraph-rsid="0001045b" style:font-size-asian="13pt" style:font-size-complex="13pt"/>
    </style:style>
    <style:style style:name="T1" style:family="text">
      <style:text-properties officeooo:rsid="00065f1d"/>
    </style:style>
    <style:style style:name="T2" style:family="text">
      <style:text-properties officeooo:rsid="000d80af"/>
    </style:style>
    <style:style style:name="T3" style:family="text">
      <style:text-properties officeooo:rsid="0010215b"/>
    </style:style>
    <style:style style:name="T4" style:family="text">
      <style:text-properties officeooo:rsid="00194b67"/>
    </style:style>
    <style:style style:name="T5" style:family="text">
      <style:text-properties officeooo:rsid="001c7856"/>
    </style:style>
    <style:style style:name="T6" style:family="text">
      <style:text-properties officeooo:rsid="001d3175"/>
    </style:style>
    <style:style style:name="T7" style:family="text">
      <style:text-properties officeooo:rsid="001d9e76"/>
    </style:style>
    <style:style style:name="T8" style:family="text">
      <style:text-properties officeooo:rsid="001f311c"/>
    </style:style>
    <style:style style:name="T9" style:family="text">
      <style:text-properties officeooo:rsid="00222525"/>
    </style:style>
    <style:style style:name="T10" style:family="text">
      <style:text-properties officeooo:rsid="0028fdbc"/>
    </style:style>
    <style:style style:name="T11" style:family="text">
      <style:text-properties officeooo:rsid="002a6fa1"/>
    </style:style>
    <style:style style:name="T12" style:family="text">
      <style:text-properties officeooo:rsid="002fcf28"/>
    </style:style>
    <style:style style:name="T13" style:family="text">
      <style:text-properties officeooo:rsid="0030bba4"/>
    </style:style>
    <style:style style:name="T14" style:family="text">
      <style:text-properties officeooo:rsid="00311815"/>
    </style:style>
    <style:style style:name="T15" style:family="text">
      <style:text-properties officeooo:rsid="00311b97"/>
    </style:style>
    <style:style style:name="T16" style:family="text">
      <style:text-properties officeooo:rsid="0032cc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owanie gier Lista 4 Jakub Szajner Kacper Bajkiewicz</text:p>
      <text:p text:style-name="P38">Gra Europa Universalis 4</text:p>
      <text:p text:style-name="P2">Wymagania funkcjonalne:</text:p>
      <text:p text:style-name="P2">ustawienie edyktu w prowincji by zapewnić bonusy w zamian za podwyższony koszt utrzymania stanu.</text:p>
      <text:p text:style-name="P6">Możliwość odwołania edyktu</text:p>
      <text:p text:style-name="P6"/>
      <text:p text:style-name="P3">Wymagania <text:span text:style-name="T1">nie</text:span>funkcjonalne:</text:p>
      <text:p text:style-name="P4">zapewnić przejrzysty okienko wyboru edyktu</text:p>
      <text:p text:style-name="P5">pole aktualnie wybranego edyktu w oknie stanu</text:p>
      <text:p text:style-name="P7">przy statystyce która jest zmieniana przez edykt wyświetlić informacje skąd pochodzi bonus</text:p>
      <text:p text:style-name="P7"/>
      <text:p text:style-name="P8">Historyjka:</text:p>
      <text:p text:style-name="P8">Jako gracz chcę wydać edykt w stanie by otrzymać wybrany bonus.</text:p>
      <text:p text:style-name="P15"/>
      <text:p text:style-name="P11">Scenariusz testowy:</text:p>
      <text:p text:style-name="P16">Sprawdzamy czy i jaki wybrany aktualnie edykt. Usuwamy bonusy starego edyktu jeśli był i aplikujemy nowe efekty. </text:p>
      <text:p text:style-name="P15"/>
      <text:p text:style-name="P15">Przypadek testowy:</text:p>
      <text:p text:style-name="P10"><text:span text:style-name="T2">Nie może być edyktu wybranego. </text:span></text:p>
      <text:p text:style-name="P10">Wybranie edyktu z listy. Sprawdzenie jakiego typu został wybrany edykt. Zaaplikowanie bonusu wybranego przez gracza do stanu. </text:p>
      <text:p text:style-name="P16">Prowincja powinna mieć jeden wybrany edykt i dla każda zmiana edyktu powinna być odnotowana w statystykach prowincji.</text:p>
      <text:p text:style-name="P10"/>
      <text:p text:style-name="P10"><text:span text:style-name="T3">Musi być wybrany jeden edykt. </text:span></text:p>
      <text:p text:style-name="P10">Usunięcie edyktu z <text:span text:style-name="T14">stanu</text:span>. <text:s/>Sprawdzenie jaki aktualnie był wybrany edykt. Usunięcie zmian.</text:p>
      <text:p text:style-name="P17">Prowincja powinna <text:span text:style-name="T4">nie </text:span>mieć <text:span text:style-name="T4">żadnego</text:span> wybran<text:span text:style-name="T4">ego</text:span> edykt<text:span text:style-name="T4">u</text:span> i dla każda zmiana edyktu powinna być odnotowana w statystykach prowincji.</text:p>
      <text:p text:style-name="P10"/>
      <text:p text:style-name="P12"><text:span text:style-name="T3">Musi być wybrany jeden edykt. </text:span></text:p>
      <text:p text:style-name="P9">Zmiana edyktu. <text:s/>Sprawdzenie jakiego typu został wybrany edykt i jaki był wybrany wcześniej. Usunięcie bonusu starego i dodanie bonusu nowego edyktu.</text:p>
      <text:p text:style-name="P18">Prowincja powinna mieć jeden wybrany edykt i dla każda zmiana edyktu powinna być odnotowana w statystykach prowincji.</text:p>
      <text:p text:style-name="P15"/>
      <text:p text:style-name="P15"><text:span text:style-name="T7">P</text:span>lanowanie i nadzór nad testami:</text:p>
      <text:p text:style-name="P21">sprawdzenie czy edykt jest dodawany poprawnie <text:span text:style-name="T9">w okienku i w statystykach</text:span></text:p>
      <text:p text:style-name="P22">sprawdzenie czy edykt jest usuwany poprawnie <text:span text:style-name="T9">w okienku i w statystykach</text:span></text:p>
      <text:p text:style-name="P22">sprawdzenie czy edykt jest zmieniany poprawnie <text:span text:style-name="T9">w okienku i w statystykach</text:span></text:p>
      <text:p text:style-name="P23">jeśli etap 1 lub 2 się wysypie to zwrócić występujący problem w logach <text:span text:style-name="T5">i nie wykonywać 3 etapu bo zależy od 1 i 2</text:span></text:p>
      <text:p text:style-name="P24">1 i 2 muszą <text:span text:style-name="T6">działać</text:span> by <text:span text:style-name="T6">zadziałał</text:span> 3</text:p>
      <text:p text:style-name="P25"><text:soft-page-break/>każde dodanie nowego edyktu wiąże się z przetestowaniem go</text:p>
      <text:p text:style-name="P27">dzielimy testy na dwie grupy tez związane z efektami wizualnymi i funkcjonalnymi</text:p>
      <text:p text:style-name="P25"/>
      <text:p text:style-name="P26">Analiza <text:span text:style-name="T8">testów:</text:span></text:p>
      <text:p text:style-name="P28">Niski poziom złożoności systemu przez to ze edykt wpływa jednie na prowincje</text:p>
      <text:p text:style-name="P29">Zmiany wprowadzane przez edykty są bardzo lokalne i nie wpływają na zaburzenie pracy całej aplikacji.</text:p>
      <text:p text:style-name="P29">Należy testować zgodnie z historyką użytkownika i przypadkami testowymi</text:p>
      <text:p text:style-name="P29">Wizualne efekty wymagają udziału testera a funkcjonalne można zaimplementować jako porównywanie parametrów prowincji przed i po teście</text:p>
      <text:p text:style-name="P29">Jest to prosty system więc nie wymaga specjalistycznej wiedzy i poziomu udokumentowania</text:p>
      <text:p text:style-name="P29"/>
      <text:p text:style-name="P30">Projektowanie testów:</text:p>
      <text:p text:style-name="P30">Można wykorzystać przypadki testowe a jeśli test nie przechodzi należy go rozbić na mniejsze</text:p>
      <text:p text:style-name="P31">test zmiany 5 statystyk na 5 testów zmiany jednej statystyki.</text:p>
      <text:p text:style-name="P31"/>
      <text:p text:style-name="P32">Implementacja testów:</text:p>
      <text:p text:style-name="P32">wybranie i odizolowanie prowincji bez edyktu</text:p>
      <text:p text:style-name="P32">najpierw wykonanie procedur sprawdzających dodawanie i usuwanie edyktu a potem zmiany edyktu</text:p>
      <text:p text:style-name="P32">warto napisać skrypt puszczający testy z danej grupy które są od siebie nie zależne</text:p>
      <text:p text:style-name="P32"/>
      <text:p text:style-name="P32">Wykonanie testów:</text:p>
      <text:p text:style-name="P32">puszczenie skryptów testujących a także sprawdzenie zmian w UI przez testera</text:p>
      <text:p text:style-name="P32"/>
      <text:p text:style-name="P32"><text:span text:style-name="T10">O</text:span>cena kryteriów zakończenia i raportowanie:</text:p>
      <text:p text:style-name="P33">czy statystyki zostały zmienione i czy UI też zostało zmienione</text:p>
      <text:p text:style-name="P33"/>
      <text:p text:style-name="P33">Czynności zamykające test:</text:p>
      <text:p text:style-name="P33">Usunięcie zmian wprowadzonych podczas testów i wysłanie wszystkim zainteresowanym raportu o <text:span text:style-name="T11">teście</text:span></text:p>
      <text:p text:style-name="P33"/>
      <text:p text:style-name="P34">Stosowane podejście do testów to podejście dynamiczne do wizualiów a regresywne do funkcjonalności</text:p>
      <text:p text:style-name="P34"/>
      <text:p text:style-name="P35">Testując edykty trzeba też sprawdzić czy zmiany wprowadzone w prowincji przez edykt wpływają na sytuacje i statystyki całego państwa np. czy podniesienie zasobów ludzkich w stanie zwiększy je w całym kraju</text:p>
      <text:p text:style-name="P35"/>
      <text:p text:style-name="P36">Niefunkcjonalne wymagania przypadki testowe:</text:p>
      <text:p text:style-name="P13"><text:span text:style-name="T12">Puste pole wybranego edyktu. </text:span></text:p>
      <text:p text:style-name="P13">Wybranie edyktu z listy. Sprawdzenie jakiego typu został wybrany edykt. <text:span text:style-name="T13">Wyświetlenie ikony edyktu w polu edyktu</text:span> </text:p>
      <text:p text:style-name="P19">Prowincja powinna mieć jeden wybrany edykt i <text:span text:style-name="T13">tylko jedna ikona powinna być wyswietlana</text:span></text:p>
      <text:p text:style-name="P19"/>
      <text:p text:style-name="P14"><text:soft-page-break/><text:span text:style-name="T3">Musi ikona edyktu w polu edyktu stanu </text:span></text:p>
      <text:p text:style-name="P14">Usunięcie edyktu z <text:span text:style-name="T15">stanu</text:span>. <text:s/>Sprawdzenie jaki aktualnie był wybrany edykt. Usunięcie <text:span text:style-name="T16">ikony</text:span>.</text:p>
      <text:p text:style-name="P20">Prowincja powinna <text:span text:style-name="T4">nie </text:span>mieć <text:span text:style-name="T4">żadnej ikony edyktu.</text:span></text:p>
      <text:p text:style-name="P20"/>
      <text:p text:style-name="P37">Po kliknięciu w przycisk „View Edicts” wyświetlić listę <text:s/>aktualnych dostępnych edyktów.</text:p>
      <text:p text:style-name="P37"/>
      <text:p text:style-name="P37">Jeśli edykt jest wybrany to na liście wszystkie edykty będą zaznaczone na zielono oprócz wybran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pl" fo:country="PL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22-04-25T22:47:42.090000000</dc:date>
    <meta:editing-duration>PT1H13M40S</meta:editing-duration>
    <meta:editing-cycles>56</meta:editing-cycles>
    <meta:document-statistic meta:table-count="0" meta:image-count="0" meta:object-count="0" meta:page-count="3" meta:paragraph-count="61" meta:word-count="601" meta:character-count="4153" meta:non-whitespace-character-count="3601"/>
  </office:meta>
</office:document-meta>
</file>